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dede2"/>
    </style:style>
    <style:style style:name="P2" style:family="paragraph" style:parent-style-name="Standard">
      <style:paragraph-properties fo:text-align="justify" style:justify-single-word="false"/>
      <style:text-properties officeooo:paragraph-rsid="001f80d0"/>
    </style:style>
    <style:style style:name="P3" style:family="paragraph" style:parent-style-name="Standard">
      <style:paragraph-properties fo:text-align="justify" style:justify-single-word="false"/>
      <style:text-properties officeooo:rsid="001f6d25" officeooo:paragraph-rsid="001f6d25"/>
    </style:style>
    <style:style style:name="P4" style:family="paragraph" style:parent-style-name="Standard">
      <style:paragraph-properties fo:text-align="justify" style:justify-single-word="false"/>
      <style:text-properties fo:font-size="14pt" fo:language="en" fo:country="US" fo:font-weight="bold" officeooo:rsid="001f6d25" officeooo:paragraph-rsid="001f6d25"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2245aa" officeooo:paragraph-rsid="0022b618"/>
    </style:style>
    <style:style style:name="P6" style:family="paragraph" style:parent-style-name="Standard">
      <style:paragraph-properties fo:text-align="justify" style:justify-single-word="false"/>
      <style:text-properties fo:language="en" fo:country="US" officeooo:rsid="001dede2" officeooo:paragraph-rsid="001f80d0"/>
    </style:style>
    <style:style style:name="P7" style:family="paragraph" style:parent-style-name="Standard">
      <style:paragraph-properties fo:text-align="justify" style:justify-single-word="false"/>
      <style:text-properties fo:language="en" fo:country="US" officeooo:rsid="001dede2" officeooo:paragraph-rsid="001dede2"/>
    </style:style>
    <style:style style:name="P8" style:family="paragraph" style:parent-style-name="Standard">
      <style:paragraph-properties fo:text-align="justify" style:justify-single-word="false"/>
      <style:text-properties fo:language="en" fo:country="US" officeooo:rsid="001f6d25" officeooo:paragraph-rsid="001f6d25"/>
    </style:style>
    <style:style style:name="P9" style:family="paragraph" style:parent-style-name="Standard">
      <style:paragraph-properties fo:text-align="justify" style:justify-single-word="false"/>
      <style:text-properties fo:language="en" fo:country="US" officeooo:rsid="001f80d0" officeooo:paragraph-rsid="001f80d0"/>
    </style:style>
    <style:style style:name="P10" style:family="paragraph" style:parent-style-name="Standard">
      <style:paragraph-properties fo:text-align="justify" style:justify-single-word="false"/>
      <style:text-properties fo:language="en" fo:country="US" officeooo:rsid="002245aa" officeooo:paragraph-rsid="001f80d0"/>
    </style:style>
    <style:style style:name="P11" style:family="paragraph" style:parent-style-name="Standard">
      <style:paragraph-properties fo:text-align="justify" style:justify-single-word="false"/>
      <style:text-properties fo:language="en" fo:country="US" officeooo:rsid="002245aa" officeooo:paragraph-rsid="002245aa"/>
    </style:style>
    <style:style style:name="P12" style:family="paragraph" style:parent-style-name="Standard">
      <style:paragraph-properties fo:text-align="justify" style:justify-single-word="false"/>
      <style:text-properties fo:language="en" fo:country="US" officeooo:rsid="0022b618" officeooo:paragraph-rsid="0022b618"/>
    </style:style>
    <style:style style:name="T1" style:family="text">
      <style:text-properties fo:language="en" fo:country="US"/>
    </style:style>
    <style:style style:name="T2" style:family="text">
      <style:text-properties fo:language="en" fo:country="US" officeooo:rsid="001dede2"/>
    </style:style>
    <style:style style:name="T3" style:family="text">
      <style:text-properties fo:language="en" fo:country="US" officeooo:rsid="001f6d25"/>
    </style:style>
    <style:style style:name="T4" style:family="text">
      <style:text-properties fo:language="en" fo:country="US" officeooo:rsid="001f80d0"/>
    </style:style>
    <style:style style:name="T5" style:family="text">
      <style:text-properties fo:language="en" fo:country="US" officeooo:rsid="002171d4"/>
    </style:style>
    <style:style style:name="T6" style:family="text">
      <style:text-properties fo:language="en" fo:country="US" officeooo:rsid="002245aa"/>
    </style:style>
    <style:style style:name="T7" style:family="text">
      <style:text-properties fo:language="en" fo:country="US" officeooo:rsid="0022b618"/>
    </style:style>
    <style:style style:name="T8" style:family="text">
      <style:text-properties officeooo:rsid="0024ae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at to plant?</text:p>
      <text:p text:style-name="P6"/>
      <text:p text:style-name="P7">The farmer Ikbal has been cultivating potatoes in his piece of land for ten years. As he has recently bought some acres of land next to his one, he would like to start the cultivation of a new type of product. As he has some doubts about which product to seed, he decides to ask for help through the use of the DREAM system.</text:p>
      <text:p text:style-name="P1"><text:span text:style-name="T2">He logs in the DREAM </text:span><text:span text:style-name="T3">website</text:span><text:span text:style-name="T2"> and </text:span><text:span text:style-name="T3">selects the “My Requests” section in the home page.</text:span></text:p>
      <text:p text:style-name="P8">Then, he clicks on the “New Request” button and a menu appears, where he can choose whether to issue the request to an agronomist or to another farmer, selected among the others because of his good results.</text:p>
      <text:p text:style-name="P8">Ikbal decides to contact an agronomist, and so selects the “Request to Agronomist” option. On the screen a form appears, where Ikbal can select a farmer among the one assigned to the area where his plot of land is located and insert <text:span text:style-name="T8">a title and</text:span> some text to express his question to the agronomist.</text:p>
      <text:p text:style-name="P3"><text:span text:style-name="T1">Ikbal chooses to issue his request to the agronomist Dalbir, as he has already met him and received some precious advice from him. Ikbal fills the text input and clicks on the button “Send Request”. </text:span><text:span text:style-name="T4">After sending the request, the screen shows him a confirm that the request has been sent, the agronomist which the request has been sent to and the text of the request. </text:span></text:p>
      <text:p text:style-name="P9">Ikbal returns to the home page, and decides that he also wants to contact one of the best performing farmers, in order to compare different opinions. So he selects again the “My Requests” section, chooses to issue a new request and selects the “Request to Farmer” option. A form analogous to the previous one appears, and Ikbal chooses to ask farmer Arin, and inserts the text of his request. He finally clicks on the “Send Request” button and visualizes the confirm of his request.</text:p>
      <text:p text:style-name="P9"/>
      <text:p text:style-name="P2"><text:span text:style-name="T4">The next day Arin opens the DREAM website to insert some data about his production, and </text:span><text:span text:style-name="T5">sees a notification about a request sent to him. He enters the “My Replies” section of the website, where all requests issued to him are shown in descending temporal order. He sees that there is a new request from Ikbal, and clicks on it to read the entire text of the request. After reading the question from Ikbal, he writes down his reply in a text area, telling Ikbal that, from his point of view, the best cultivation to start in the new plot of land is wheat, as it grows very well in the area where Ikbal works and the seeding season for wheat starts in just one month. Arin clicks on the “Send Reply” button and </text:span><text:span text:style-name="T6">sees a confirm that the reply has been sent to Ikbal.</text:span></text:p>
      <text:p text:style-name="P10"/>
      <text:p text:style-name="P11">In the same day, also the agronomist Dalbir opens the DREAM website and sees a notification about a request sent to him. Just as Arin did, he enters the “My Replies” section of the website and opens the request sent by Ikbal. He writes down his answer in the text input area, suggesting Ikbal to plant either some sunflowers or some sesamum, as the demand for these sunflower oil and sesamum oil is increasing, and some companies have asked him where they could find more cultivations of these products. Finally, he sends the request to Ikbal and sees a confirm message.</text:p>
      <text:p text:style-name="P11"/>
      <text:p text:style-name="P5"><text:span text:style-name="T1">After a full workday in his field, Ikbal returns to his house and opens the DREAM website to check whether Arin or Dalbir have answered to his question. He is glad to see the notifications about the two <text:s/>replies, and opens the “My Requests” section of the website. </text:span><text:span text:style-name="T7">On the top of the list of the requests issued, he sees that the first two requests have been answered. First, he clicks on the request sent to Arin, and the request together with the reply is shown on the screen. He writes down a thanks message to Arin in a text box and clicks on the “Send” button.</text:span></text:p>
      <text:p text:style-name="P12">Then he goes back to “My Requests” and selects the request sent to Dalbir. After reading the answer provided by Dalbir, he thanks him just as he did with Arin and tells him that he has decided to start a cultivation of sunflowers, as he is attracted by the earnings perspective.</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7:21:39.917503720</meta:creation-date>
    <meta:generator>LibreOffice/6.4.7.2$Linux_X86_64 LibreOffice_project/40$Build-2</meta:generator>
    <dc:date>2021-11-10T14:06:08.741415614</dc:date>
    <meta:editing-duration>PT1H2M20S</meta:editing-duration>
    <meta:editing-cycles>4</meta:editing-cycles>
    <meta:document-statistic meta:table-count="0" meta:image-count="0" meta:object-count="0" meta:page-count="1" meta:paragraph-count="11" meta:word-count="728" meta:character-count="3948" meta:non-whitespace-character-count="3229"/>
  </office:meta>
</office:document-meta>
</file>